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2b0" officeooo:paragraph-rsid="001a92b0"/>
    </style:style>
    <style:style style:name="P2" style:family="paragraph" style:parent-style-name="Standard">
      <style:text-properties officeooo:rsid="001b9180" officeooo:paragraph-rsid="001b9180"/>
    </style:style>
    <style:style style:name="P3" style:family="paragraph" style:parent-style-name="Standard">
      <style:text-properties officeooo:rsid="001b9180" officeooo:paragraph-rsid="001d0573"/>
    </style:style>
    <style:style style:name="P4" style:family="paragraph" style:parent-style-name="Standard">
      <style:text-properties officeooo:rsid="001d0573" officeooo:paragraph-rsid="001d0573"/>
    </style:style>
    <style:style style:name="P5" style:family="paragraph" style:parent-style-name="Standard" style:list-style-name="L1">
      <style:text-properties officeooo:paragraph-rsid="001b9180"/>
    </style:style>
    <style:style style:name="P6" style:family="paragraph" style:parent-style-name="Standard">
      <style:text-properties officeooo:rsid="001d494c" officeooo:paragraph-rsid="001d494c"/>
    </style:style>
    <style:style style:name="P7" style:family="paragraph" style:parent-style-name="Standard">
      <style:text-properties officeooo:rsid="001eb0ec" officeooo:paragraph-rsid="001eb0ec"/>
    </style:style>
    <style:style style:name="P8" style:family="paragraph" style:parent-style-name="Standard" style:list-style-name="L2">
      <style:text-properties officeooo:paragraph-rsid="001eb0ec"/>
    </style:style>
    <style:style style:name="P9" style:family="paragraph" style:parent-style-name="Standard">
      <style:text-properties officeooo:rsid="001f7c76" officeooo:paragraph-rsid="001f7c76"/>
    </style:style>
    <style:style style:name="P10" style:family="paragraph" style:parent-style-name="Standard" style:list-style-name="L3">
      <style:text-properties officeooo:paragraph-rsid="001f7c76"/>
    </style:style>
    <style:style style:name="P11" style:family="paragraph" style:parent-style-name="Standard">
      <style:text-properties officeooo:paragraph-rsid="00208265"/>
    </style:style>
    <style:style style:name="P12" style:family="paragraph" style:parent-style-name="Standard">
      <style:text-properties officeooo:rsid="0021936b" officeooo:paragraph-rsid="0021936b"/>
    </style:style>
    <style:style style:name="P13" style:family="paragraph" style:parent-style-name="Standard">
      <style:text-properties officeooo:rsid="00236fd9" officeooo:paragraph-rsid="00236fd9"/>
    </style:style>
    <style:style style:name="P14" style:family="paragraph" style:parent-style-name="Standard">
      <style:text-properties fo:font-size="10pt" officeooo:paragraph-rsid="00208265" style:font-size-asian="10pt" style:font-size-complex="10pt"/>
    </style:style>
    <style:style style:name="P15" style:family="paragraph" style:parent-style-name="Standard">
      <style:text-properties fo:font-size="10pt" officeooo:rsid="00277874" officeooo:paragraph-rsid="00277874" style:font-size-asian="10pt" style:font-size-complex="10pt"/>
    </style:style>
    <style:style style:name="P16" style:family="paragraph" style:parent-style-name="Standard">
      <style:text-properties officeooo:rsid="00292852" officeooo:paragraph-rsid="00292852"/>
    </style:style>
    <style:style style:name="P17" style:family="paragraph" style:parent-style-name="Standard">
      <style:text-properties officeooo:rsid="002afa86" officeooo:paragraph-rsid="002afa86"/>
    </style:style>
    <style:style style:name="P18" style:family="paragraph" style:parent-style-name="Standard">
      <style:text-properties officeooo:rsid="002afa86" officeooo:paragraph-rsid="002b4e48"/>
    </style:style>
    <style:style style:name="P19" style:family="paragraph" style:parent-style-name="Standard">
      <style:text-properties officeooo:rsid="002b4e48" officeooo:paragraph-rsid="002b4e48"/>
    </style:style>
    <style:style style:name="P20" style:family="paragraph" style:parent-style-name="Standard">
      <style:text-properties officeooo:paragraph-rsid="002b4e48"/>
    </style:style>
    <style:style style:name="P21" style:family="paragraph" style:parent-style-name="Standard" style:list-style-name="L5">
      <style:text-properties officeooo:rsid="002d0ccb" officeooo:paragraph-rsid="002d0ccb"/>
    </style:style>
    <style:style style:name="P22" style:family="paragraph" style:parent-style-name="Text_20_body">
      <style:text-properties officeooo:rsid="001f7c76" officeooo:paragraph-rsid="001f7c76"/>
    </style:style>
    <style:style style:name="P23" style:family="paragraph" style:parent-style-name="Text_20_body">
      <style:text-properties officeooo:rsid="002b4e48" officeooo:paragraph-rsid="002b4e48"/>
    </style:style>
    <style:style style:name="P24" style:family="paragraph" style:parent-style-name="Text_20_body">
      <style:text-properties officeooo:rsid="002b4e48" officeooo:paragraph-rsid="002b4e48" fo:background-color="#ffff00"/>
    </style:style>
    <style:style style:name="P25" style:family="paragraph" style:parent-style-name="Text_20_body" style:list-style-name="L4">
      <style:text-properties officeooo:paragraph-rsid="002b4e48"/>
    </style:style>
    <style:style style:name="P26" style:family="paragraph" style:parent-style-name="Heading_20_3">
      <style:paragraph-properties fo:break-before="page"/>
      <style:text-properties officeooo:rsid="001f7c76" officeooo:paragraph-rsid="001f7c76"/>
    </style:style>
    <style:style style:name="P27" style:family="paragraph" style:parent-style-name="Heading_20_1">
      <style:text-properties officeooo:rsid="001a92b0" officeooo:paragraph-rsid="001a92b0"/>
    </style:style>
    <style:style style:name="P28" style:family="paragraph" style:parent-style-name="Heading_20_1">
      <style:text-properties officeooo:paragraph-rsid="00208265"/>
    </style:style>
    <style:style style:name="P29" style:family="paragraph" style:parent-style-name="Heading_20_2">
      <style:text-properties officeooo:rsid="0021936b" officeooo:paragraph-rsid="0021936b"/>
    </style:style>
    <style:style style:name="P30" style:family="paragraph" style:parent-style-name="Preformatted_20_Text">
      <style:text-properties fo:font-size="10pt" officeooo:rsid="00277874" officeooo:paragraph-rsid="00277874" style:font-size-asian="10pt" style:font-size-complex="10pt"/>
    </style:style>
    <style:style style:name="P31" style:family="paragraph" style:parent-style-name="Preformatted_20_Text">
      <style:text-properties officeooo:rsid="001f7c76" officeooo:paragraph-rsid="001f7c76"/>
    </style:style>
    <style:style style:name="T1" style:family="text">
      <style:text-properties officeooo:rsid="001b9180"/>
    </style:style>
    <style:style style:name="T2" style:family="text">
      <style:text-properties officeooo:rsid="001eb0ec"/>
    </style:style>
    <style:style style:name="T3" style:family="text">
      <style:text-properties officeooo:rsid="001f7c76"/>
    </style:style>
    <style:style style:name="T4" style:family="text">
      <style:text-properties officeooo:rsid="00208265"/>
    </style:style>
    <style:style style:name="T5" style:family="text">
      <style:text-properties officeooo:rsid="0024fe2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373737" style:font-name="Menlo" fo:background-color="transparent" loext:char-shading-value="0" fo:padding="0in" fo:border="none"/>
    </style:style>
    <style:style style:name="T8" style:family="text">
      <style:text-properties officeooo:rsid="002b4e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a xlink:type="simple" xlink:href="http://blog.csdn.net/huahua78/article/details/52330792">fatal: Could not read from remote repository.的解决办法</text:a></text:h>
      <text:p text:style-name="P1"><text:a xlink:type="simple" xlink:href="http://blog.csdn.net/huahua78/article/details/52330792">http://blog.csdn.net/huahua78/article/details/52330792</text:a></text:p>
      <text:p text:style-name="P1"/>
      <text:p text:style-name="P1"/>
      <text:h text:style-name="P27" text:outline-level="1"><text:bookmark text:name="page-title"/>Git远程操作详解</text:h>
      <text:p text:style-name="P12"><text:a xlink:type="simple" xlink:href="http://www.ruanyifeng.com/blog/2014/06/git_remote.html">http://www.ruanyifeng.com/blog/2014/06/git_remote.html</text:a></text:p>
      <text:p text:style-name="P12"/>
      <text:h text:style-name="P29" text:outline-level="2"><text:bookmark text:name="cb_post_title_url"/><text:a xlink:type="simple" xlink:href="http://www.cnblogs.com/fnng/archive/2011/08/25/2153807.html">git/github学习笔记</text:a></text:h>
      <text:p text:style-name="P13"><text:a xlink:type="simple" xlink:href="http://www.cnblogs.com/fnng/archive/2011/08/25/2153807.html">http://www.cnblogs.com/fnng/archive/2011/08/25/2153807.html</text:a></text:p>
      <text:p text:style-name="P13"/>
      <text:p text:style-name="P16"><text:a xlink:type="simple" xlink:href="http://www.cnblogs.com/fnng/archive/2012/01/07/2315685.html">http://www.cnblogs.com/fnng/archive/2012/01/07/2315685.html</text:a></text:p>
      <text:p text:style-name="P16"/>
      <text:p text:style-name="P1"/>
      <text:p text:style-name="P1"/>
      <text:p text:style-name="P1">git remote –v</text:p>
      <text:p text:style-name="P1"/>
      <text:p text:style-name="P1">origin<text:tab/>git@github.com/silent494529371/stuff_company.git (fetch)</text:p>
      <text:p text:style-name="P1">origin<text:tab/>git@github.com/silent494529371/stuff_company.git (push)</text:p>
      <text:p text:style-name="P1"/>
      <text:p text:style-name="P1"/>
      <text:p text:style-name="P1">git config –list</text:p>
      <text:p text:style-name="P1"/>
      <text:p text:style-name="P1">user.name=silent494529371</text:p>
      <text:p text:style-name="P1">user.email=494529371@qq.com</text:p>
      <text:p text:style-name="P1">github.user=silent494529371</text:p>
      <text:p text:style-name="P1">github.token=00bcff482660a8353a0f1130b2cf297c21158de6</text:p>
      <text:p text:style-name="P1">core.repositoryformatversion=0</text:p>
      <text:p text:style-name="P1">core.filemode=true</text:p>
      <text:p text:style-name="P1">core.bare=false</text:p>
      <text:p text:style-name="P1">core.logallrefupdates=true</text:p>
      <text:p text:style-name="P1">remote.origin.url=git@github.com/silent494529371/stuff_company.git</text:p>
      <text:p text:style-name="P1">remote.origin.fetch=+refs/heads/*:refs/remotes/origin/*</text:p>
      <text:p text:style-name="P1"/>
      <text:p text:style-name="P1"/>
      <text:p text:style-name="P2"/>
      <text:p text:style-name="P2"/>
      <text:list xml:id="list3550562662672881526" text:style-name="L1">
        <text:list-item>
          <text:p text:style-name="P5"><text:span text:style-name="T1">目录下增加了文件，git感知不到的规避办法 </text:span></text:p>
        </text:list-item>
      </text:list>
      <text:p text:style-name="P4"><text:a xlink:type="simple" xlink:href="http://memory.blog.51cto.com/6054201/1217107/">http://memory.blog.51cto.com/6054201/1217107/</text:a></text:p>
      <text:p text:style-name="P4"/>
      <text:p text:style-name="P3">git init → generate the .git folder at the current folder....</text:p>
      <text:p text:style-name="P3">can't feel the folder new added. ---&gt;delete the .git and git init again.....</text:p>
      <text:p text:style-name="P1"/>
      <text:p text:style-name="P6">git push -u origin master</text:p>
      <text:p text:style-name="P6">&gt;&gt;&gt;fatal: Could not read from remote repository.</text:p>
      <text:p text:style-name="P6">&gt;&gt;&gt;git satus can't see any changes before, need git init again.....</text:p>
      <text:p text:style-name="P6"/>
      <text:p text:style-name="P6"><text:soft-page-break/></text:p>
      <text:list xml:id="list3835713196702123103" text:style-name="L2">
        <text:list-item>
          <text:p text:style-name="P8"><text:span text:style-name="T2">issue </text:span></text:p>
        </text:list-item>
      </text:list>
      <text:p text:style-name="P7">knowhosts/config ???</text:p>
      <text:p text:style-name="P7">Agent admitted failure to sign using the key</text:p>
      <text:p text:style-name="P11"><text:span text:style-name="T4">&gt;&gt;</text:span>ssh-add<text:span text:style-name="T4">( doesnot work)</text:span></text:p>
      <text:p text:style-name="P17">&gt;&gt;&gt;really fix this issue by the commander above...</text:p>
      <text:p text:style-name="P11"/>
      <text:p text:style-name="P11"/>
      <text:h text:style-name="P28" text:outline-level="1"><text:a xlink:type="simple" xlink:href="http://blog.csdn.net/weixin_35955795/article/details/54314528"><text:span text:style-name="T6">关于git push命令中的matching和simple </text:span></text:a></text:h>
      <text:p text:style-name="P15">&gt;&gt;&gt;&gt;&gt;&gt;&gt;<text:a xlink:type="simple" xlink:href="http://blog.csdn.net/darongzi1314/article/details/49491435">http://blog.csdn.net/darongzi1314/article/details/49491435</text:a></text:p>
      <text:p text:style-name="P15">simpile is ok, more safe</text:p>
      <text:p text:style-name="P30"><text:span text:style-name="Source_20_Text"><text:span text:style-name="T7">git config --global push.default simple</text:span></text:span></text:p>
      <text:p text:style-name="P15"/>
      <text:p text:style-name="P14"/>
      <text:p text:style-name="P7"/>
      <text:list xml:id="list8196213250637268822" text:style-name="L3">
        <text:list-item>
          <text:p text:style-name="P10"><text:span text:style-name="T3">known_hosts</text:span></text:p>
        </text:list-item>
      </text:list>
      <text:p text:style-name="P9">&gt;&gt;&gt;generated by ssh -T <text:a xlink:type="simple" xlink:href="mailto:git@github.com">git@github.com</text:a> after link to the github.....</text:p>
      <text:p text:style-name="P9"/>
      <text:p text:style-name="P9"/>
      <text:p text:style-name="P31"><text:span text:style-name="Source_20_Text"><text:span text:style-name="T7">git config --global push.default simple</text:span></text:span></text:p>
      <text:p text:style-name="P9"/>
      <text:p text:style-name="P31"><text:span text:style-name="Source_20_Text"><text:span text:style-name="T7">git config --global push.default matching</text:span></text:span></text:p>
      <text:p text:style-name="P9"/>
      <text:p text:style-name="P9"/>
      <text:p text:style-name="P9"/>
      <text:p text:style-name="P9"/>
      <text:p text:style-name="P9"/>
      <text:p text:style-name="P9"/>
      <text:h text:style-name="P26" text:outline-level="3">Developer settings –-<text:span text:style-name="T5">&gt;</text:span>Personal access tokens</text:h>
      <text:p text:style-name="P22"/>
      <text:p text:style-name="P22"/>
      <text:p text:style-name="P22"/>
      <text:list xml:id="list5594997968291038311" text:style-name="L4">
        <text:list-item>
          <text:p text:style-name="P25"><text:span text:style-name="T8">More notes:</text:span></text:p>
        </text:list-item>
      </text:list>
      <text:p text:style-name="P23">refere the link os ok(API token seems not nessceray)</text:p>
      <text:p text:style-name="P24">http://1ke.co/course/194</text:p>
      <text:p text:style-name="P9"><text:s text:c="2"/><text:span text:style-name="T8">some error enceounter:</text:span></text:p>
      <text:p text:style-name="P19">1 error repo name on github stuff_company.</text:p>
      <text:p text:style-name="P19">2 <text:span text:style-name="T2">Agent admitted failure to sign using the key</text:span></text:p>
      <text:p text:style-name="P20"><text:span text:style-name="T4">&gt;&gt;</text:span>ssh-add<text:span text:style-name="T4">( doesnot work)</text:span></text:p>
      <text:p text:style-name="P18">&gt;&gt;&gt;really fix this issue by the commander above...</text:p>
      <text:p text:style-name="P19">3 <text:s/>first push need below commander firstly.</text:p>
      <text:p text:style-name="P19">git pull origin master</text:p>
      <text:p text:style-name="P19"/>
      <text:p text:style-name="P19"/>
      <text:list xml:id="list4799833098433292469" text:style-name="L5">
        <text:list-item>
          <text:p text:style-name="P21">some comander used.</text:p>
          <text:p text:style-name="P21"><text:s/>2130 <text:s/>git push -u origin_company_stuff simple</text:p>
        </text:list-item>
        <text:list-item>
          <text:p text:style-name="P21"><text:s/>2131 <text:s/>git config --global push.default match</text:p>
        </text:list-item>
        <text:list-item>
          <text:p text:style-name="P21"><text:s/>2132 <text:s/>git config --global push.default matching</text:p>
        </text:list-item>
        <text:list-item>
          <text:p text:style-name="P21"><text:s/>2133 <text:s/>git push -u origin_company_stuff</text:p>
        </text:list-item>
        <text:list-item>
          <text:p text:style-name="P21"><text:s/>2134 <text:s/>git push -u origin_company_stuff matching</text:p>
        </text:list-item>
        <text:list-item>
          <text:p text:style-name="P21"><text:s/>2135 <text:s/>git push -u company_stuff matching</text:p>
        </text:list-item>
        <text:list-item>
          <text:p text:style-name="P21"><text:s/>2136 <text:s/>git status</text:p>
        </text:list-item>
        <text:list-item>
          <text:p text:style-name="P21"><text:s/>2138 <text:s/>rm -rf .git/</text:p>
        </text:list-item>
        <text:list-item>
          <text:p text:style-name="P21"><text:s/>2139 <text:s/>git add ./src/</text:p>
        </text:list-item>
        <text:list-item>
          <text:p text:style-name="P21"><text:s/>2140 <text:s/>git status</text:p>
        </text:list-item>
        <text:list-item>
          <text:p text:style-name="P21"><text:s/>2141 <text:s/>git commit -m "share and future"</text:p>
        </text:list-item>
        <text:list-item>
          <text:p text:style-name="P21"><text:s/>2142 <text:s/>git remote add origin git@github.com:silent494529371/company_stuff.git</text:p>
        </text:list-item>
        <text:list-item>
          <text:p text:style-name="P21"><text:s/>2143 <text:s/>git remote rm origin</text:p>
        </text:list-item>
        <text:list-item>
          <text:p text:style-name="P21"><text:s/>2144 <text:s/>git remote add origin git@github.com:silent494529371/company_stuff.git</text:p>
        </text:list-item>
        <text:list-item>
          <text:p text:style-name="P21"><text:s/>2145 <text:s/>git config --global push.default simple</text:p>
        </text:list-item>
        <text:list-item>
          <text:p text:style-name="P21"><text:s/>2146 <text:s/>git push -u origin master</text:p>
        </text:list-item>
        <text:list-item>
          <text:p text:style-name="P21"><text:s/>2147 <text:s/>git push -u origin</text:p>
        </text:list-item>
        <text:list-item>
          <text:p text:style-name="P21"><text:s/>2148 <text:s/>ssh -T git@github.com</text:p>
        </text:list-item>
        <text:list-item>
          <text:p text:style-name="P21"><text:s/>2149 <text:s/>git config --global user.name "silent494529371"</text:p>
        </text:list-item>
        <text:list-item>
          <text:p text:style-name="P21"><text:s/>2150 <text:s/>git config --global user.email "494529371@qq.com"</text:p>
        </text:list-item>
        <text:list-item>
          <text:p text:style-name="P21"><text:s/>2151 <text:s/>git status</text:p>
        </text:list-item>
        <text:list-item>
          <text:p text:style-name="P21"><text:s/>2153 <text:s/>git init</text:p>
        </text:list-item>
        <text:list-item>
          <text:p text:style-name="P21"><text:s/>2155 <text:s/>ssh-keygen -t rsa -C "494529371@qq.com"</text:p>
        </text:list-item>
        <text:list-item>
          <text:p text:style-name="P21"><text:s/>2157 <text:s/>ssh -T git@github.com</text:p>
        </text:list-item>
        <text:list-item>
          <text:p text:style-name="P21"><text:s/>2159 <text:s/>rm -rf .git/</text:p>
        </text:list-item>
        <text:list-item>
          <text:p text:style-name="P21"><text:s/>2160 <text:s/>git init</text:p>
        </text:list-item>
        <text:list-item>
          <text:p text:style-name="P21"><text:s/>2162 <text:s/>ssh-keygen -t rsa -C "494529371@qq.com"</text:p>
        </text:list-item>
        <text:list-item>
          <text:p text:style-name="P21"><text:s/>2163 <text:s/>ssh -T git@github.com</text:p>
        </text:list-item>
        <text:list-item>
          <text:p text:style-name="P21"><text:soft-page-break/><text:s/>2164 <text:s/>ssh-add</text:p>
        </text:list-item>
        <text:list-item>
          <text:p text:style-name="P21"><text:s/>2165 <text:s/>ssh -T git@github.com</text:p>
        </text:list-item>
        <text:list-item>
          <text:p text:style-name="P21"><text:s/>2167 <text:s/>git config --global user.name "silent494529371"</text:p>
        </text:list-item>
        <text:list-item>
          <text:p text:style-name="P21"><text:s/>2168 <text:s/>git config --global user.email "494529371@qq.com"</text:p>
        </text:list-item>
        <text:list-item>
          <text:p text:style-name="P21"><text:s/>2169 <text:s/>git remote add origin git@github.com:silent494529371/company_stuff.git</text:p>
        </text:list-item>
        <text:list-item>
          <text:p text:style-name="P21"><text:s/>2170 <text:s/>git add -A</text:p>
        </text:list-item>
        <text:list-item>
          <text:p text:style-name="P21"><text:s/>2171 <text:s/>git status</text:p>
        </text:list-item>
        <text:list-item>
          <text:p text:style-name="P21"><text:s/>2172 <text:s/>git commit -m "share and future"</text:p>
        </text:list-item>
        <text:list-item>
          <text:p text:style-name="P21"><text:s/>2173 <text:s/>git push origin master</text:p>
        </text:list-item>
        <text:list-item>
          <text:p text:style-name="P21"><text:s/>2174 <text:s/>git pull</text:p>
        </text:list-item>
        <text:list-item>
          <text:p text:style-name="P21"><text:s/>2175 <text:s/>git pull origin master</text:p>
        </text:list-item>
        <text:list-item>
          <text:p text:style-name="P21"><text:s/>2176 <text:s/>git push origin master</text:p>
        </text:list-item>
      </text:list>
      <text:p text:style-name="P9"/>
      <text:p text:style-name="P7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37:32.008422671</meta:creation-date>
    <meta:generator>LibreOffice/4.2.8.2$Linux_X86_64 LibreOffice_project/420m0$Build-2</meta:generator>
    <dc:date>2017-04-12T10:34:36.755702969</dc:date>
    <meta:editing-duration>PT17H39M32S</meta:editing-duration>
    <meta:editing-cycles>18</meta:editing-cycles>
    <meta:document-statistic meta:table-count="0" meta:image-count="0" meta:object-count="0" meta:page-count="4" meta:paragraph-count="93" meta:word-count="494" meta:character-count="3516" meta:non-whitespace-character-count="3076"/>
  </office:meta>
</office:document-meta>
</file>